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23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579d1c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579d1c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579d1c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15" table:default-cell-style-name="ce8"/>
        <table:table-column table:style-name="co3" table:number-columns-repeated="1008" table:default-cell-style-name="ce4"/>
        <table:table-row table:style-name="ro1">
          <table:table-cell table:style-name="ce1" office:value-type="string" calcext:value-type="string">
            <text:p>Tâches</text:p>
          </table:table-cell>
          <table:table-cell table:style-name="ce6" office:value-type="string" calcext:value-type="string">
            <text:p>S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S6</text:p>
          </table:table-cell>
          <table:table-cell table:style-name="ce10" office:value-type="string" calcext:value-type="string">
            <text:p>S7</text:p>
          </table:table-cell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8</text:p>
          </table:table-cell>
          <table:table-cell table:style-name="ce10" office:value-type="string" calcext:value-type="string">
            <text:p>S9</text:p>
          </table:table-cell>
          <table:table-cell table:style-name="ce10" office:value-type="string" calcext:value-type="string">
            <text:p>S10</text:p>
          </table:table-cell>
          <table:table-cell table:style-name="ce10" office:value-type="string" calcext:value-type="string">
            <text:p>S11</text:p>
          </table:table-cell>
          <table:table-cell table:style-name="ce10" office:value-type="string" calcext:value-type="string">
            <text:p>S12</text:p>
          </table:table-cell>
          <table:table-cell table:style-name="ce18" office:value-type="string" calcext:value-type="string">
            <text:p>S1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1) Bilans de matière &amp; d'énergie du procédé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12"/>
          <table:table-cell table:style-name="ce7" table:number-columns-repeated="2"/>
          <table:table-cell table:style-name="ce13" table:number-columns-repeated="2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2) Création d'un flow-sheet plus détaillé et analyse paramétrique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"/>
          <table:table-cell table:style-name="ce7" table:number-columns-repeated="2"/>
          <table:table-cell table:style-name="ce14" table:number-columns-repeated="2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3) Étude d'impact environnemental sur l'ensemble du procédé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7"/>
          <table:table-cell table:style-name="ce15"/>
          <table:table-cell table:style-name="ce14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4) Analyse de sécurité ciblée sur une des unités de produc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/>
          <table:table-cell table:style-name="ce7"/>
          <table:table-cell table:number-columns-repeated="2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5) Conception d'un élément de sécurité pour une unité de stockage d'ammonia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 table:number-columns-repeated="3"/>
          <table:table-cell table:style-name="ce7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6) Gestion du risque lié à une phase opérationnelle critique : arrêt de la produc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/>
          <table:table-cell table:style-name="ce15"/>
          <table:table-cell table:style-name="ce7"/>
          <table:table-cell table:number-columns-repeated="3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7) Collecte d'informations lors d'activités de terrain et mise en commu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5" table:number-columns-repeated="2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8) Amélioration du procédé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 table:number-columns-repeated="2"/>
          <table:table-cell table:style-name="ce7" table:number-columns-repeated="2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9) Gestion du travail de groupe et suivi des apprentissages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table:style-name="ce11" table:number-columns-repeated="4"/>
          <table:table-cell table:style-name="ce16" table:number-columns-repeated="2"/>
          <table:table-cell table:style-name="ce11" table:number-columns-repeated="4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(10) Synthèse, rapport final et présentation des résultats et des recommand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11"/>
          <table:table-cell table:style-name="ce17"/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22:07:49.386855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39:08.278753919</meta:creation-date>
    <dc:date>2014-10-28T23:35:39.357574796</dc:date>
    <meta:editing-duration>PT1H11M10S</meta:editing-duration>
    <meta:editing-cycles>15</meta:editing-cycles>
    <meta:generator>LibreOffice/4.2.6.3$Linux_X86_64 LibreOffice_project/420m0$Build-3</meta:generator>
    <dc:creator>Xavier </dc:creator>
    <meta:document-statistic meta:table-count="1" meta:cell-count="35" meta:object-count="0"/>
  </office:meta>
</office:document-meta>
</file>